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1.24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zipf</text:p>
          </table:table-cell>
          <table:table-cell office:value-type="string" calcext:value-type="string">
            <text:p>缓存大小</text:p>
          </table:table-cell>
          <table:table-cell office:value-type="string" calcext:value-type="string">
            <text:p>请求速率</text:p>
          </table:table-cell>
          <table:table-cell office:value-type="string" calcext:value-type="string">
            <text:p>更新间隔时间</text:p>
          </table:table-cell>
          <table:table-cell office:value-type="string" calcext:value-type="string">
            <text:p>PITCs大小（4000）</text:p>
          </table:table-cell>
          <table:table-cell office:value-type="string" calcext:value-type="string">
            <text:p>服务器负载</text:p>
          </table:table-cell>
          <table:table-cell table:number-columns-repeated="10"/>
          <table:table-cell table:style-name="ce1" office:value-type="string" calcext:value-type="string" table:number-columns-spanned="3" table:number-rows-spanned="1">
            <text:p>服务器负载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98.933333333" calcext:value-type="float">
            <text:p>198.933333333</text:p>
          </table:table-cell>
          <table:table-cell table:number-columns-repeated="5"/>
          <table:table-cell office:value-type="string" calcext:value-type="string">
            <text:p>zipf</text:p>
          </table:table-cell>
          <table:table-cell office:value-type="string" calcext:value-type="string">
            <text:p>缓存大小</text:p>
          </table:table-cell>
          <table:table-cell office:value-type="string" calcext:value-type="string">
            <text:p>请求速率</text:p>
          </table:table-cell>
          <table:table-cell office:value-type="string" calcext:value-type="string">
            <text:p>更新间隔时间</text:p>
          </table:table-cell>
          <table:table-cell office:value-type="string" calcext:value-type="string">
            <text:p>PITCs大小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ubPub</text:p>
          </table:table-cell>
          <table:table-cell office:value-type="string" calcext:value-type="string">
            <text:p>freshness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85.8" calcext:value-type="float">
            <text:p>185.8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53.3" calcext:value-type="float">
            <text:p>53.3</text:p>
          </table:table-cell>
          <table:table-cell office:value-type="float" office:value="76.55" calcext:value-type="float">
            <text:p>76.55</text:p>
          </table:table-cell>
          <table:table-cell office:value-type="float" office:value="21.2166666667" calcext:value-type="float">
            <text:p>21.2166666667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76.033333333" calcext:value-type="float">
            <text:p>176.033333333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5.233333333" calcext:value-type="float">
            <text:p>105.233333333</text:p>
          </table:table-cell>
          <table:table-cell office:value-type="float" office:value="114.783333333" calcext:value-type="float">
            <text:p>114.783333333</text:p>
          </table:table-cell>
          <table:table-cell office:value-type="float" office:value="39.3833333333" calcext:value-type="float">
            <text:p>39.3833333333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74.983333333" calcext:value-type="float">
            <text:p>174.983333333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58.983333333" calcext:value-type="float">
            <text:p>158.983333333</text:p>
          </table:table-cell>
          <table:table-cell office:value-type="float" office:value="148.916666667" calcext:value-type="float">
            <text:p>148.916666667</text:p>
          </table:table-cell>
          <table:table-cell office:value-type="float" office:value="58.4166666667" calcext:value-type="float">
            <text:p>58.4166666667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76.7" calcext:value-type="float">
            <text:p>176.7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81.65" calcext:value-type="float">
            <text:p>181.65</text:p>
          </table:table-cell>
          <table:table-cell office:value-type="float" office:value="76.6333333333" calcext:value-type="float">
            <text:p>76.6333333333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81.65" calcext:value-type="float">
            <text:p>181.65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65.166666667" calcext:value-type="float">
            <text:p>265.166666667</text:p>
          </table:table-cell>
          <table:table-cell office:value-type="float" office:value="216.15" calcext:value-type="float">
            <text:p>216.15</text:p>
          </table:table-cell>
          <table:table-cell office:value-type="float" office:value="96.1833333333" calcext:value-type="float">
            <text:p>96.1833333333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88.133333333" calcext:value-type="float">
            <text:p>188.133333333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18.2" calcext:value-type="float">
            <text:p>318.2</text:p>
          </table:table-cell>
          <table:table-cell office:value-type="float" office:value="252.05" calcext:value-type="float">
            <text:p>252.05</text:p>
          </table:table-cell>
          <table:table-cell office:value-type="float" office:value="115.45" calcext:value-type="float">
            <text:p>115.45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194.616666667" calcext:value-type="float">
            <text:p>194.616666667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71.083333333" calcext:value-type="float">
            <text:p>371.083333333</text:p>
          </table:table-cell>
          <table:table-cell office:value-type="float" office:value="286.166666667" calcext:value-type="float">
            <text:p>286.166666667</text:p>
          </table:table-cell>
          <table:table-cell office:value-type="float" office:value="133.733333333" calcext:value-type="float">
            <text:p>133.733333333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201.466666667" calcext:value-type="float">
            <text:p>201.466666667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24.083333333" calcext:value-type="float">
            <text:p>424.083333333</text:p>
          </table:table-cell>
          <table:table-cell office:value-type="float" office:value="320.216666667" calcext:value-type="float">
            <text:p>320.216666667</text:p>
          </table:table-cell>
          <table:table-cell office:value-type="float" office:value="152.416666667" calcext:value-type="float">
            <text:p>152.416666667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15.483333333" calcext:value-type="float">
            <text:p>215.483333333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77.466666667" calcext:value-type="float">
            <text:p>477.466666667</text:p>
          </table:table-cell>
          <table:table-cell office:value-type="float" office:value="354.383333333" calcext:value-type="float">
            <text:p>354.383333333</text:p>
          </table:table-cell>
          <table:table-cell office:value-type="float" office:value="171.683333333" calcext:value-type="float">
            <text:p>171.683333333</text:p>
          </table:table-cell>
        </table:table-row>
        <table:table-row table:style-name="ro2">
          <table:table-cell table:number-columns-repeated="1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530.8" calcext:value-type="float">
            <text:p>530.8</text:p>
          </table:table-cell>
          <table:table-cell office:value-type="float" office:value="390.066666667" calcext:value-type="float">
            <text:p>390.066666667</text:p>
          </table:table-cell>
          <table:table-cell office:value-type="float" office:value="190.916666667" calcext:value-type="float">
            <text:p>190.916666667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3.166666667" calcext:value-type="float">
            <text:p>243.166666667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9.1" calcext:value-type="float">
            <text:p>229.1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24.133333333" calcext:value-type="float">
            <text:p>224.133333333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1.983333333" calcext:value-type="float">
            <text:p>211.983333333</text:p>
          </table:table-cell>
          <table:table-cell/>
          <table:table-cell office:value-type="float" office:value="86.9" calcext:value-type="float">
            <text:p>86.9</text:p>
          </table:table-cell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20.366666667" calcext:value-type="float">
            <text:p>220.366666667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1.983333333" calcext:value-type="float">
            <text:p>211.983333333</text:p>
          </table:table-cell>
          <table:table-cell/>
          <table:table-cell office:value-type="float" office:value="81.7333333333" calcext:value-type="float">
            <text:p>81.7333333333</text:p>
          </table:table-cell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18.933333333" calcext:value-type="float">
            <text:p>218.933333333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1.983333333" calcext:value-type="float">
            <text:p>211.983333333</text:p>
          </table:table-cell>
          <table:table-cell/>
          <table:table-cell office:value-type="float" office:value="79.3666666667" calcext:value-type="float">
            <text:p>79.3666666667</text:p>
          </table:table-cell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18.65" calcext:value-type="float">
            <text:p>218.65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1.983333333" calcext:value-type="float">
            <text:p>211.983333333</text:p>
          </table:table-cell>
          <table:table-cell/>
          <table:table-cell office:value-type="float" office:value="77.3166666667" calcext:value-type="float">
            <text:p>77.3166666667</text:p>
          </table:table-cell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8.566666667" calcext:value-type="float">
            <text:p>218.566666667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81.65" calcext:value-type="float">
            <text:p>181.65</text:p>
          </table:table-cell>
          <table:table-cell office:value-type="float" office:value="76.6333333333" calcext:value-type="float">
            <text:p>76.6333333333</text:p>
          </table:table-cell>
        </table:table-row>
        <table:table-row table:style-name="ro2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220.833333333" calcext:value-type="float">
            <text:p>220.833333333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500" calcext:value-type="float">
            <text:p>5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64.883333333" calcext:value-type="float">
            <text:p>164.883333333</text:p>
          </table:table-cell>
          <table:table-cell office:value-type="float" office:value="75.8666666667" calcext:value-type="float">
            <text:p>75.8666666667</text:p>
          </table:table-cell>
        </table:table-row>
        <table:table-row table:style-name="ro2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222.883333333" calcext:value-type="float">
            <text:p>222.883333333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75.2666666667" calcext:value-type="float">
            <text:p>75.2666666667</text:p>
          </table:table-cell>
        </table:table-row>
        <table:table-row table:style-name="ro2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225.183333333" calcext:value-type="float">
            <text:p>225.183333333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47.9" calcext:value-type="float">
            <text:p>147.9</text:p>
          </table:table-cell>
          <table:table-cell office:value-type="float" office:value="74.4" calcext:value-type="float">
            <text:p>74.4</text:p>
          </table:table-cell>
        </table:table-row>
        <table:table-row table:style-name="ro2"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239.133333333" calcext:value-type="float">
            <text:p>239.133333333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39.8" calcext:value-type="float">
            <text:p>139.8</text:p>
          </table:table-cell>
          <table:table-cell office:value-type="float" office:value="74.4666666667" calcext:value-type="float">
            <text:p>74.4666666667</text:p>
          </table:table-cell>
        </table:table-row>
        <table:table-row table:style-name="ro2"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256.233333333" calcext:value-type="float">
            <text:p>256.233333333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0000/00/00</text:date>, <text:time style:data-style-name="N2" text:time-value="21:42:31.83422666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1:56:13.465466541</meta:creation-date>
    <dc:date>2019-04-13T23:22:01.120915579</dc:date>
    <meta:editing-duration>PT11H49M30S</meta:editing-duration>
    <meta:editing-cycles>39</meta:editing-cycles>
    <meta:generator>LibreOffice/5.1.6.2$Linux_X86_64 LibreOffice_project/10m0$Build-2</meta:generator>
    <meta:document-statistic meta:table-count="1" meta:cell-count="251" meta:object-count="0"/>
  </office:meta>
</office:document-meta>
</file>